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ct Title: Spatial Disparities Between Scenic Potential and Accessibility in Northern Pakistan</text:span></text:p>
      <text:p text:style-name="Text_20_body"><text:span text:style-name="Strong_20_Emphasis">Problem Statement</text:span></text:p>
      <text:p text:style-name="Text_20_body">Northern Pakistan, particularly Gilgit-Baltistan and upper Khyber Pakhtunkhwa, contains globally significant mountain landscapes but exhibits uneven tourism development. Infrastructure is concentrated along major corridors such as the Karakoram Highway, while potentially high-scenic regions remain relatively remote and underdeveloped. Despite the economic importance of tourism, there is no quantitative, spatially explicit framework that systematically identifies disparities between scenic potential and road-based accessibility at the sub-district (Tehsil) scale.</text:p>
      <text:p text:style-name="Text_20_body">The central research questions are:<text:line-break/>(1) Where are statistically significant local clusters and spatial outliers of scenic potential located?<text:line-break/>(2) Which Tehsils represent “High Scenic–Low Accessibility” regions?<text:line-break/>(3) Does accessibility meaningfully explain variation in scenic potential across the region?</text:p>
      <text:p text:style-name="Text_20_body">Addressing these questions is significant for sustainable tourism planning, conservation prioritization, and balanced regional development policy.</text:p>
      <text:p text:style-name="Horizontal_20_Line"/>
      <text:p text:style-name="Text_20_body"><text:span text:style-name="Strong_20_Emphasis">Methodology</text:span></text:p>
      <text:p text:style-name="Text_20_body">The study will analyze 60–80 Tehsils across Gilgit-Baltistan and upper Khyber Pakhtunkhwa. Two composite indices will be constructed:</text:p>
      <text:list text:style-name="L1">
        <text:list-item>
          <text:p text:style-name="P1"><text:span text:style-name="Strong_20_Emphasis">Scenic Potential Index (SPI)</text:span><text:line-break/>SPI will combine standardized environmental indicators:</text:p>
          <text:list>
            <text:list-item>
              <text:p text:style-name="P1">Terrain Ruggedness Index (derived from SRTM 30m DEM following Shawn J Riley et al., 1999)</text:p>
            </text:list-item>
            <text:list-item>
              <text:p text:style-name="P1">Forest cover (%)</text:p>
            </text:list-item>
            <text:list-item>
              <text:p text:style-name="P1">Water bodies (%)</text:p>
            </text:list-item>
            <text:list-item>
              <text:p text:style-name="P1">Snow/ice coverage (%)</text:p>
            </text:list-item>
          </text:list>
          <text:p text:style-name="P1">Land-cover data will be sourced from ESA WorldCover 2021. All components will be normalized and combined using weighted aggregation, with sensitivity analysis conducted to test robustness under alternative weight structures.</text:p>
        </text:list-item>
        <text:list-item>
          <text:p text:style-name="P1"><text:span text:style-name="Strong_20_Emphasis">Accessibility Index (AI)</text:span><text:line-break/>AI will integrate:</text:p>
          <text:list>
            <text:list-item>
              <text:p text:style-name="P1">Road density (primary + secondary roads per km²)</text:p>
            </text:list-item>
            <text:list-item>
              <text:p text:style-name="P1">Euclidean distance from Tehsil centroid to nearest major road</text:p>
            </text:list-item>
          </text:list>
          <text:p text:style-name="P1">Road data will be extracted from OpenStreetMap via OSMnx.</text:p>
        </text:list-item>
      </text:list>
      <text:p text:style-name="Text_20_body">Spatial analysis will include:</text:p>
      <text:list text:style-name="L2">
        <text:list-item>
          <text:p text:style-name="P2"><text:soft-page-break/>Global Moran’s I to assess overall spatial autocorrelation (following Luc Anselin, 1995).</text:p>
        </text:list-item>
        <text:list-item>
          <text:p text:style-name="P2">Local Indicators of Spatial Association (LISA) to identify clusters and spatial outliers.</text:p>
        </text:list-item>
        <text:list-item>
          <text:p text:style-name="P2">Ordinary Least Squares regression (SPI ~ AI) to evaluate spatial association between accessibility and scenic potential.</text:p>
        </text:list-item>
        <text:list-item>
          <text:p text:style-name="P2">Conditional spatial lag modeling if residual spatial dependence is detected.</text:p>
        </text:list-item>
      </text:list>
      <text:p text:style-name="Text_20_body">All analyses will be conducted using Python and open-source geospatial libraries (geopandas, rasterio, libpysal, esda).</text:p>
      <text:p text:style-name="Horizontal_20_Line"/>
      <text:p text:style-name="Text_20_body"><text:span text:style-name="Strong_20_Emphasis">Objectives</text:span></text:p>
      <text:list text:style-name="L3">
        <text:list-item>
          <text:p text:style-name="P3">Develop a reproducible, open-source framework for measuring scenic potential and accessibility.</text:p>
        </text:list-item>
        <text:list-item>
          <text:p text:style-name="P3">Identify statistically significant high-scenic / low-accessibility Tehsils.</text:p>
        </text:list-item>
        <text:list-item>
          <text:p text:style-name="P3">Quantify the spatial relationship between accessibility and scenic potential.</text:p>
        </text:list-item>
        <text:list-item>
          <text:p text:style-name="P3">Provide evidence-based guidance for sustainable tourism and conservation planning.</text:p>
        </text:list-item>
      </text:list>
      <text:p text:style-name="Horizontal_20_Line"/>
      <text:p text:style-name="Text_20_body"><text:span text:style-name="Strong_20_Emphasis">Expected Outcomes</text:span></text:p>
      <text:p text:style-name="Text_20_body">The project will generate:</text:p>
      <text:list text:style-name="L4">
        <text:list-item>
          <text:p text:style-name="P4">Tehsil-level SPI and AI datasets.</text:p>
        </text:list-item>
        <text:list-item>
          <text:p text:style-name="P4">Maps of scenic hotspots, accessibility gaps, and LISA cluster classifications.</text:p>
        </text:list-item>
        <text:list-item>
          <text:p text:style-name="P4">A regression model quantifying accessibility–scenic association.</text:p>
        </text:list-item>
        <text:list-item>
          <text:p text:style-name="P4">Identification of priority regions warranting further feasibility assessment.</text:p>
        </text:list-item>
      </text:list>
      <text:p text:style-name="Text_20_body">The study contributes a transparent, data-driven method for spatial planning in mountain regions and provides a replicable framework applicable beyond Northern Pakista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01:27:46.723688898</meta:creation-date>
    <dc:date>2026-03-05T01:28:33.056993626</dc:date>
    <meta:editing-duration>PT48S</meta:editing-duration>
    <meta:editing-cycles>1</meta:editing-cycles>
    <meta:document-statistic meta:table-count="0" meta:image-count="0" meta:object-count="0" meta:page-count="2" meta:paragraph-count="35" meta:word-count="438" meta:character-count="3286" meta:non-whitespace-character-count="2908"/>
    <meta:generator>LibreOffice/25.8.4.2$Linux_X86_64 LibreOffice_project/580$Build-2</meta:generator>
  </office:meta>
</office:document-meta>
</file>